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AXTransformer.characters( char [ ] p0 , int p1 , int p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SAXTransformer.setupTransform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endEvents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removeRecor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AXTransformer.sendEndPrefix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endRecordin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SAXTransformer.ignorableWhitespace( char [ ] p0 , int p1 , int p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etDocumentLocator( Locator loc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Element( String uri , String name , String raw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endStartPrefixMapp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en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Tex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tartSAX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endParametersEvents( SourceParameters pa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endEndElementEventNS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endParametersRecording( Parameters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endSerializedXML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SAXTransform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findPrefixMapping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Transformer.addRecorder( XMLConsumer recor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endParametersRecording( SourceParameters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SAXTransformer.sendStartElementEv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PrefixMapping( String 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SAXTransform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endStartElementEvent( String local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DTD( String name , String public_id , String system_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Parameters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comment( char ary [ ]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PrefixMapping( String prefix , String 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SAXTransformer.endTransformingElement( String uri , String name , String ra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AXTransformer.sendEndElementEvent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tartTransformingElement(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endSAXRecor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kipped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configure(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SAX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setup( SourceResolver resolver , Map objectModel , String src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SAXTransformer.sendStartElementEventNS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startElement( String uri , String name , String raw , Attributes att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startTextRecor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sendTextEven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AXTransformer.endDT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SerializedXMLRecording( Properties form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SAXTransformer.startEnti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getMutableAttributes( Attributes 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SAXTransformer.sendStartElementEventNS( String local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AXTransformer.end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AXTransformer.startDoc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SAX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